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4_08-00-33_000.jpg</text:p>
          </table:table-cell>
          <table:table-cell table:style-name="ce19" office:value-type="string">
            <text:p>:PHOTO 記録 / @自室 / what=体温計：数値 / for=定点観測 / occasion=ワクチン接種：２回目：３日目の夜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ワクチン接種：２回目：３日目の夜">
            <text:p>:PHOTO 記録 / @自室 / what=体温計：数値 / for=定点観測 / occasion=ワクチン接種：２回目：３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4_09-06-31_000.jpg</text:p>
          </table:table-cell>
          <table:table-cell table:style-name="ce11" office:value-type="string">
            <text:p>:m 1-4*6 / math / topic=２次式と平方式 / content=二次式を平方式に変換できるための条件 / status=~ / other=~,id=UZMB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1-4*6 / math / topic=２次式と平方式 / content=二次式を平方式に変換できるための条件 / status=~ / other=~,id=UZMB">
            <text:p>:m 1-4*6 / math / topic=２次式と平方式 / content=二次式を平方式に変換できるための条件 / status=~ / other=~,id=UZMB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4_09-06-57_000.jpg</text:p>
          </table:table-cell>
          <table:table-cell table:style-name="ce4" office:value-type="string">
            <text:p>:m 5-6*6 / math / topic=２次式と平方式 / content=二次式を平方式に変換できるための条件 / status=~ / other=~,id=UZMB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5-6*6 / math / topic=２次式と平方式 / content=二次式を平方式に変換できるための条件 / status=~ / other=~,id=UZMB / N+">
            <text:p>:m 5-6*6 / math / topic=２次式と平方式 / content=二次式を平方式に変換できるための条件 / status=~ / other=~,id=UZMB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4_10-09-54_000.jpg</text:p>
          </table:table-cell>
          <table:table-cell table:style-name="ce11" office:value-type="string">
            <text:p>:m / 1*1 / guitar / session-memo / s.1:s.1:content=~,key=~,for=~,from=~,R=1,pieces=~,genr=pattern-atom,other=tune:hira,chord=(1-2f-6f`-7f`);(1-2f-4`-5`);(1-3f-6f-7f)</text:p>
          </table:table-cell>
          <table:table-cell table:style-name="ce18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/ 1*1 / guitar / session-memo / s.1:s.1:content=~,key=~,for=~,from=~,R=1,pieces=~,genr=pattern-atom,other=tune:hira,chord=(1-2f-6f`-7f`);(1-2f-4`-5`);(1-3f-6f-7f)">
            <text:p>:m / 1*1 / guitar / session-memo / s.1:s.1:content=~,key=~,for=~,from=~,R=1,pieces=~,genr=pattern-atom,other=tune:hira,chord=(1-2f-6f`-7f`);(1-2f-4`-5`);(1-3f-6f-7f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4_11-51-29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4_14-26-06_000.jpg</text:p>
          </table:table-cell>
          <table:table-cell table:style-name="ce18" office:value-type="string">
            <text:p>:m RES 1*3 / free# JVEMV6 68#_113:1 / 68. theoretical-physics(tp) / w=~,topics=フーリエ級数,other=orig+,s=~,i=~,doc=6-1~1#3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1*3 / free# JVEMV6 68#_113:1 / 68. theoretical-physics(tp) / w=~,topics=フーリエ級数,other=orig+,s=~,i=~,doc=6-1~1#3">
            <text:p>:m RES 1*3 / free# JVEMV6 68#_113:1 / 68. theoretical-physics(tp) / w=~,topics=フーリエ級数,other=orig+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4_14-26-22_000.jpg</text:p>
          </table:table-cell>
          <table:table-cell table:style-name="ce19" office:value-type="string">
            <text:p>:m RES 2*3 / free# JVEMV6 68#_113:1 / 68. theoretical-physics(tp) / w=~,topics=フーリエ級数；sic*cosの積分,other=orig+;q+:sin(3x)+sin(x)のmax,s=~,i=~,doc=6-1~1#3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2*3 / free# JVEMV6 68#_113:1 / 68. theoretical-physics(tp) / w=~,topics=フーリエ級数；sic*cosの積分,other=orig+;q+:sin(3x)+sin(x)のmax,s=~,i=~,doc=6-1~1#3">
            <text:p>:m RES 2*3 / free# JVEMV6 68#_113:1 / 68. theoretical-physics(tp) / w=~,topics=フーリエ級数；sic*cosの積分,other=orig+;q+:sin(3x)+sin(x)のmax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4_14-26-39_000.jpg</text:p>
          </table:table-cell>
          <table:table-cell table:style-name="ce19" office:value-type="string">
            <text:p>:m RES 3*3 / free# JVEMV6 68#_113:1 / 68. theoretical-physics(tp) / w=~,topics=フーリエ級数；sic*cosの積分,other=orig+,s=~,i=~,doc=6-1~1#3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3*3 / free# JVEMV6 68#_113:1 / 68. theoretical-physics(tp) / w=~,topics=フーリエ級数；sic*cosの積分,other=orig+,s=~,i=~,doc=6-1~1#3 / N+">
            <text:p>:m RES 3*3 / free# JVEMV6 68#_113:1 / 68. theoretical-physics(tp) / w=~,topics=フーリエ級数；sic*cosの積分,other=orig+,s=~,i=~,doc=6-1~1#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4_14-52-49_000.jpg</text:p>
          </table:table-cell>
          <table:table-cell table:style-name="ce19" office:value-type="string">
            <text:p>:m :篠笛,shinobue #*# / session-memo / s.1:follow,R=~,Re+,file-id=ZMLS,key=h.6(G),other=~,notes=5.-7f.-1-2-2-1-7f.-1</text:p>
          </table:table-cell>
          <table:table-cell table:style-name="ce11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篠笛,shinobue #*# / session-memo / s.1:follow,R=~,Re+,file-id=ZMLS,key=h.6(G),other=~,notes=5.-7f.-1-2-2-1-7f.-1">
            <text:p>:m :篠笛,shinobue #*# / session-memo / s.1:follow,R=~,Re+,file-id=ZMLS,key=h.6(G),other=~,notes=5.-7f.-1-2-2-1-7f.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4_17-16-13_000.jpg</text:p>
          </table:table-cell>
          <table:table-cell table:style-name="ce19" office:value-type="string">
            <text:p>:m #*# RES / JVEMV6 64#130_-- / 『易経』 著者=今井宇三郎,校注=~ / p.2 / w:伏羲（ふっき）,topic:~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#*# RES / JVEMV6 64#130_-- / 『易経』 著者=今井宇三郎,校注=~ / p.2 / w:伏羲（ふっき）,topic:~">
            <text:p>:m #*# RES / JVEMV6 64#130_-- / 『易経』 著者=今井宇三郎,校注=~ / p.2 / w:伏羲（ふっき）,topic: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4_18-03-05_000.jpg</text:p>
          </table:table-cell>
          <table:table-cell table:style-name="ce19" office:value-type="string">
            <text:p>:m RES 1*2 / free# JVEMV6 68#_113:2 / 68. theoretical-physics(tp) / w=~,topics=フーリエ級数；sic*cosの積分,other=memo:a_nのf(x)にsinを用いると、範囲が、原点を基準として対称である場合、積分の値は、０,s=~,i=~,doc=6-1~1#3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1*2 / free# JVEMV6 68#_113:2 / 68. theoretical-physics(tp) / w=~,topics=フーリエ級数；sic*cosの積分,other=memo:a_nのf(x)にsinを用いると、範囲が、原点を基準として対称である場合、積分の値は、０,s=~,i=~,doc=6-1~1#3">
            <text:p>:m RES 1*2 / free# JVEMV6 68#_113:2 / 68. theoretical-physics(tp) / w=~,topics=フーリエ級数；sic*cosの積分,other=memo:a_nのf(x)にsinを用いると、範囲が、原点を基準として対称である場合、積分の値は、０,s=~,i=~,doc=6-1~1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4_18-03-24_000.jpg</text:p>
          </table:table-cell>
          <table:table-cell table:style-name="ce19" office:value-type="string">
            <text:p>:m RES 2*2 / free# JVEMV6 68#_113:2 / 68. theoretical-physics(tp) / w=~,topics=フーリエ級数；sic*cosの積分,other=~,s=~,i=~,doc=6-1~1#3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RES 2*2 / free# JVEMV6 68#_113:2 / 68. theoretical-physics(tp) / w=~,topics=フーリエ級数；sic*cosの積分,other=~,s=~,i=~,doc=6-1~1#3 / N+">
            <text:p>:m RES 2*2 / free# JVEMV6 68#_113:2 / 68. theoretical-physics(tp) / w=~,topics=フーリエ級数；sic*cosの積分,other=~,s=~,i=~,doc=6-1~1#3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4_19-06-50_000.jpg</text:p>
          </table:table-cell>
          <table:table-cell table:style-name="ce19" office:value-type="string">
            <text:p>:m :篠笛,shinobue #*# / session-memo / s.1:prac,for=口の形：移行,Re+,tempo=~,other=~,key=E(h.4),notes=hole:6-3_-4_-3_~7-6-3;pitch:3f-7f-8-7f~4-3f-7f,R=~ \\\ s.2:prac,for=口の形：移行,ReX,tempo=~,other=~,key=E(h.4),notes=pitch:3f-7f.-7f~3f-7f_-7f.,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篠笛,shinobue #*# / session-memo / s.1:prac,for=口の形：移行,Re+,tempo=~,other=~,key=E(h.4),notes=hole:6-3_-4_-3_~7-6-3;pitch:3f-7f-8-7f~4-3f-7f,R=~ \\\ s.2:prac,for=口の形：移行,ReX,tempo=~,other=~,key=E(h.4),notes=pitch:3f-7f.-7f~3f-7f_-7f.,R=~">
            <text:p>:m :篠笛,shinobue #*# / session-memo / s.1:prac,for=口の形：移行,Re+,tempo=~,other=~,key=E(h.4),notes=hole:6-3_-4_-3_~7-6-3;pitch:3f-7f-8-7f~4-3f-7f,R=~ \\\ s.2:prac,for=口の形：移行,ReX,tempo=~,other=~,key=E(h.4),notes=pitch:3f-7f.-7f~3f-7f_-7f.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4_21-05-09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4_22-57-33_000.jpg</text:p>
          </table:table-cell>
          <table:table-cell table:style-name="ce19" office:value-type="string">
            <text:p>:PHOTO 記録 / @自室 / what=体温計：数値 / for=定点観測 / occasion=ワクチン接種：２回目：３日目の夜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PHOTO 記録 / @自室 / what=体温計：数値 / for=定点観測 / occasion=ワクチン接種：２回目：３日目の夜">
            <text:p>:PHOTO 記録 / @自室 / what=体温計：数値 / for=定点観測 / occasion=ワクチン接種：２回目：３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4_23-41-37_000.jpg</text:p>
          </table:table-cell>
          <table:table-cell table:style-name="ce19" office:value-type="string">
            <text:p>:PHOTO 記録 / @自室 / what=体温計：数値 / for=定点観測 / occasion=ワクチン接種：２回目：３日目の夜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PHOTO 記録 / @自室 / what=体温計：数値 / for=定点観測 / occasion=ワクチン接種：２回目：３日目の夜">
            <text:p>:PHOTO 記録 / @自室 / what=体温計：数値 / for=定点観測 / occasion=ワクチン接種：２回目：３日目の夜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05_01-32-41_000.jpg</text:p>
          </table:table-cell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10-05_01-32-46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m :PHOTO 寝た時刻 / 2021">
            <text:p>:m :PHOTO 寝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10-05_07-24-14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:PHOTO 起きた時刻 / 2021">
            <text:p>:m :PHOTO 起きた時刻 / 202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10-05_07-25-02_000.jpg</text:p>
          </table:table-cell>
          <table:table-cell table:style-name="ce8" office:value-type="string">
            <text:p>:m #*# / math / topic=テイラー級数 / content=各項同士の比、いくらか / status=~ / other=~,id=87LA</text:p>
          </table:table-cell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string" office:string-value=":m #*# / math / topic=テイラー級数 / content=各項同士の比、いくらか / status=~ / other=~,id=87LA">
            <text:p>:m #*# / math / topic=テイラー級数 / content=各項同士の比、いくらか / status=~ / other=~,id=87LA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10-05_07-25-38_000.jpg</text:p>
          </table:table-cell>
          <table:table-cell table:style-name="ce20" office:value-type="string">
            <text:p>:m #*# / math / topic=三角関数の和と積 / content=引数としての角度は任意であるところのsin。それら同士の和を、sinとcosとの、積の形に変換する / status=~ / other=~,id=ZSU0</text:p>
          </table:table-cell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string" office:string-value=":m #*# / math / topic=三角関数の和と積 / content=引数としての角度は任意であるところのsin。それら同士の和を、sinとcosとの、積の形に変換する / status=~ / other=~,id=ZSU0">
            <text:p>:m #*# / math / topic=三角関数の和と積 / content=引数としての角度は任意であるところのsin。それら同士の和を、sinとcosとの、積の形に変換する / status=~ / other=~,id=ZSU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4_09-50-04_000.mp4</text:p>
          </table:table-cell>
          <table:table-cell table:style-name="ce18" office:value-type="string">
            <text:p>:VIDEO / @自室 / 記録 / guitar / 演奏、play / key=D,R=~,genr=~,type=code-progre,other=tune:hira,memo+</text:p>
          </table:table-cell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string" office:string-value=":VIDEO / @自室 / 記録 / guitar / 演奏、play / key=D,R=~,genr=~,type=code-progre,other=tune:hira,memo+">
            <text:p>:VIDEO / @自室 / 記録 / guitar / 演奏、play / key=D,R=~,genr=~,type=code-progre,other=tune:hira,memo+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04_16-44-00_000.mp4</text:p>
          </table:table-cell>
          <table:table-cell table:style-name="ce19" office:value-type="string">
            <text:p>:VIDEO / 記録 / @=自室 / topic=様子の記録：ペットボトル：蓋が上下する / subject=~,content=</text:p>
          </table:table-cell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string" office:string-value=":VIDEO / 記録 / @=自室 / topic=様子の記録：ペットボトル：蓋が上下する / subject=~,content=">
            <text:p>:VIDEO / 記録 / @=自室 / topic=様子の記録：ペットボトル：蓋が上下する / subject=~,content=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2021/10/05</text:date>, <text:time>12:26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5T12:26:08.18</dc:date>
    <dc:creator>iwabuchi ken</dc:creator>
    <meta:editing-duration>P38DT3H22M45S</meta:editing-duration>
    <meta:editing-cycles>13487</meta:editing-cycles>
    <meta:document-statistic meta:table-count="1" meta:cell-count="462" meta:object-count="0"/>
  </office:meta>
</office:document-meta>
</file>